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/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table:style-name="ce9"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table:style-name="ce9"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table:style-name="ce9"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table:style-name="ce9"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table:style-name="ce9"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table:style-name="ce9"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table:style-name="ce9"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1:28:23.612799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08T11:41:17.700522929</dc:date>
    <meta:editing-duration>PT14H16M3S</meta:editing-duration>
    <meta:editing-cycles>22</meta:editing-cycles>
    <meta:generator>LibreOffice/6.4.5.2$Linux_X86_64 LibreOffice_project/40$Build-2</meta:generator>
    <dc:creator>Andrew Conway</dc:creator>
    <meta:document-statistic meta:table-count="2" meta:cell-count="262" meta:object-count="0"/>
    <meta:user-defined meta:name="qrichtext">1</meta:user-defined>
  </office:meta>
</office:document-meta>
</file>